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cm"/>
    </style:style>
    <style:style style:name="gr11" style:family="graphic" style:parent-style-name="standard">
      <style:graphic-properties draw:stroke="none" svg:stroke-color="#000000" draw:fill="none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bold" style:font-size-asian="18pt" style:font-weight-asian="bold" style:font-size-complex="18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19.2cm" svg:y="7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olygon draw:style-name="gr2" draw:text-style-name="P2" draw:layer="layout" svg:width="24.347cm" svg:height="25.549cm" draw:transform="skewX (-5.61417401147886E-018) rotate (0.896052037973889) translate (-3.52683166790509cm 12.1584939039966cm)" svg:viewBox="0 0 24348 25550" draw:points="8527,0 11854,796 24348,16414 23785,19553 16289,25550 12353,25113 0,9511 172,6684">
          <text:p/>
        </draw:polygon>
        <draw:g>
          <draw:g>
            <draw:custom-shape draw:style-name="gr1" draw:text-style-name="P1" draw:layer="layout" svg:width="0.9cm" svg:height="0.9cm" draw:transform="skewX (0.00226892802759263) rotate (1.5707963267949) translate (4.282cm 7.1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7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5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6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1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8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9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0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5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2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3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4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9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6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7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8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2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3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0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1.28cm" svg:y="5.2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10471975511966) rotate (1.5707963267949) translate (4.28cm 6.1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frame draw:style-name="gr3" draw:text-style-name="P3" draw:layer="layout" svg:width="2.708cm" svg:height="0.725cm" svg:x="1.7cm" svg:y="5.56cm">
              <draw:text-box>
                <text:p text:style-name="P3">VIN+ 7-25V</text:p>
              </draw:text-box>
            </draw:frame>
            <draw:frame draw:style-name="gr4" draw:text-style-name="P4" draw:layer="layout" svg:width="1.442cm" svg:height="0.725cm" draw:transform="rotate (-1.5707963267949) translate (6.025cm 3.985cm)">
              <draw:text-box>
                <text:p text:style-name="P4"><text:span text:style-name="T1">GND</text:span></text:p>
              </draw:text-box>
            </draw:frame>
            <draw:frame draw:style-name="gr5" draw:text-style-name="P4" draw:layer="layout" svg:width="1.591cm" svg:height="0.8cm" draw:transform="rotate (-1.5707963267949) translate (7.1cm 3.911cm)">
              <draw:text-box>
                <text:p text:style-name="P4"><text:span text:style-name="T1">PB9</text:span></text:p>
              </draw:text-box>
            </draw:frame>
            <draw:frame draw:style-name="gr6" draw:text-style-name="P4" draw:layer="layout" svg:width="1.711cm" svg:height="0.725cm" draw:transform="rotate (-1.5707963267949) translate (24cm 3.7cm)">
              <draw:text-box>
                <text:p text:style-name="P4"><text:span text:style-name="T1">NRST</text:span></text:p>
              </draw:text-box>
            </draw:frame>
            <draw:frame draw:style-name="gr4" draw:text-style-name="P4" draw:layer="layout" svg:width="1.642cm" svg:height="0.725cm" draw:transform="rotate (-1.5707963267949) translate (23.025cm 3.869cm)">
              <draw:text-box>
                <text:p text:style-name="P4"><text:span text:style-name="T1">PA13</text:span></text:p>
              </draw:text-box>
            </draw:frame>
            <draw:frame draw:style-name="gr4" draw:text-style-name="P4" draw:layer="layout" svg:width="1.5cm" svg:height="0.725cm" draw:transform="rotate (-1.5707963267949) translate (21.975cm 3.753cm)">
              <draw:text-box>
                <text:p text:style-name="P4"><text:span text:style-name="T1">GND</text:span></text:p>
              </draw:text-box>
            </draw:frame>
            <draw:frame draw:style-name="gr4" draw:text-style-name="P4" draw:layer="layout" svg:width="1.6cm" svg:height="0.725cm" draw:transform="rotate (-1.5707963267949) translate (21cm 3.811cm)">
              <draw:text-box>
                <text:p text:style-name="P4"><text:span text:style-name="T1">PA14</text:span></text:p>
              </draw:text-box>
            </draw:frame>
            <draw:frame draw:style-name="gr4" draw:text-style-name="P4" draw:layer="layout" svg:width="1.642cm" svg:height="0.725cm" draw:transform="rotate (-1.5707963267949) translate (20.025cm 3.711cm)">
              <draw:text-box>
                <text:p text:style-name="P4"><text:span text:style-name="T1">+3.3V</text:span></text:p>
              </draw:text-box>
            </draw:frame>
            <draw:frame draw:style-name="gr4" draw:text-style-name="P4" draw:layer="layout" svg:width="1.642cm" svg:height="0.725cm" draw:transform="rotate (-1.5707963267949) translate (19.025cm 3.811cm)">
              <draw:text-box>
                <text:p text:style-name="P4"><text:span text:style-name="T1">PA12</text:span></text:p>
              </draw:text-box>
            </draw:frame>
            <draw:frame draw:style-name="gr4" draw:text-style-name="P4" draw:layer="layout" svg:width="1.542cm" svg:height="0.725cm" draw:transform="rotate (-1.5707963267949) translate (18cm 3.811cm)">
              <draw:text-box>
                <text:p text:style-name="P4"><text:span text:style-name="T1">PA11</text:span></text:p>
              </draw:text-box>
            </draw:frame>
            <draw:frame draw:style-name="gr4" draw:text-style-name="P4" draw:layer="layout" svg:width="1.6cm" svg:height="0.725cm" draw:transform="rotate (-1.5707963267949) translate (17.025cm 3.885cm)">
              <draw:text-box>
                <text:p text:style-name="P4"><text:span text:style-name="T1">PC12</text:span></text:p>
              </draw:text-box>
            </draw:frame>
            <draw:frame draw:style-name="gr4" draw:text-style-name="P4" draw:layer="layout" svg:width="1.7cm" svg:height="0.725cm" draw:transform="rotate (-1.5707963267949) translate (16cm 3.885cm)">
              <draw:text-box>
                <text:p text:style-name="P4"><text:span text:style-name="T1">GND</text:span></text:p>
              </draw:text-box>
            </draw:frame>
            <draw:frame draw:style-name="gr4" draw:text-style-name="P4" draw:layer="layout" svg:width="1.5cm" svg:height="0.725cm" draw:transform="rotate (-1.5707963267949) translate (15cm 3.926cm)">
              <draw:text-box>
                <text:p text:style-name="P4"><text:span text:style-name="T1">PB3</text:span></text:p>
              </draw:text-box>
            </draw:frame>
            <draw:frame draw:style-name="gr4" draw:text-style-name="P4" draw:layer="layout" svg:width="1.5cm" svg:height="0.725cm" draw:transform="rotate (-1.5707963267949) translate (14cm 3.985cm)">
              <draw:text-box>
                <text:p text:style-name="P4"><text:span text:style-name="T1">PB4</text:span></text:p>
              </draw:text-box>
            </draw:frame>
            <draw:frame draw:style-name="gr4" draw:text-style-name="P4" draw:layer="layout" svg:width="1.9cm" svg:height="0.725cm" draw:transform="rotate (-1.5707963267949) translate (13.08cm 4.005cm)">
              <draw:text-box>
                <text:p text:style-name="P4"><text:span text:style-name="T1">PB5</text:span></text:p>
              </draw:text-box>
            </draw:frame>
            <draw:frame draw:style-name="gr4" draw:text-style-name="P4" draw:layer="layout" svg:width="1.442cm" svg:height="0.725cm" draw:transform="rotate (-1.5707963267949) translate (12.1cm 3.985cm)">
              <draw:text-box>
                <text:p text:style-name="P4"><text:span text:style-name="T1">GND</text:span></text:p>
              </draw:text-box>
            </draw:frame>
            <draw:frame draw:style-name="gr4" draw:text-style-name="P4" draw:layer="layout" svg:width="1.6cm" svg:height="0.725cm" draw:transform="rotate (-1.5707963267949) translate (11cm 3.985cm)">
              <draw:text-box>
                <text:p text:style-name="P4"><text:span text:style-name="T1">PB6</text:span></text:p>
              </draw:text-box>
            </draw:frame>
            <draw:frame draw:style-name="gr4" draw:text-style-name="P4" draw:layer="layout" svg:width="1.6cm" svg:height="0.725cm" draw:transform="rotate (-1.5707963267949) translate (10.025cm 3.985cm)">
              <draw:text-box>
                <text:p text:style-name="P4"><text:span text:style-name="T1">PB7</text:span></text:p>
              </draw:text-box>
            </draw:frame>
            <draw:frame draw:style-name="gr4" draw:text-style-name="P4" draw:layer="layout" svg:width="1.442cm" svg:height="0.725cm" draw:transform="rotate (-1.5707963267949) translate (9.025cm 3.943cm)">
              <draw:text-box>
                <text:p text:style-name="P4"><text:span text:style-name="T1">GND</text:span></text:p>
              </draw:text-box>
            </draw:frame>
            <draw:frame draw:style-name="gr4" draw:text-style-name="P4" draw:layer="layout" svg:width="1.442cm" svg:height="0.725cm" draw:transform="rotate (-1.5707963267949) translate (8cm 3.985cm)">
              <draw:text-box>
                <text:p text:style-name="P4"><text:span text:style-name="T1">PB8</text:span></text:p>
              </draw:text-box>
            </draw:frame>
            <draw:frame draw:style-name="gr4" draw:text-style-name="P4" draw:layer="layout" svg:width="1.442cm" svg:height="0.725cm" svg:x="2.6cm" svg:y="6.586cm">
              <draw:text-box>
                <text:p text:style-name="P4"><text:span text:style-name="T1">GND</text:span></text:p>
              </draw:text-box>
            </draw:frame>
          </draw:g>
        </draw:g>
        <draw:g>
          <draw:g>
            <draw:custom-shape draw:style-name="gr1" draw:text-style-name="P1" draw:layer="layout" svg:width="0.9cm" svg:height="0.9cm" svg:x="19.2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0.2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7" draw:text-style-name="P5" draw:layer="layout" svg:width="1.751cm" svg:height="0.725cm" svg:x="19.349cm" svg:y="8.175cm">
            <draw:text-box>
              <text:p text:style-name="P5">PROG</text:p>
            </draw:text-box>
          </draw:frame>
        </draw:g>
        <draw:g>
          <draw:g>
            <draw:custom-shape draw:style-name="gr1" draw:text-style-name="P1" draw:layer="layout" svg:width="0.9cm" svg:height="0.9cm" draw:transform="skewX (0.00226892802759263) rotate (1.5707963267949) translate (23.295cm 10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23.3cm 13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10471975511966) rotate (1.5707963267949) translate (23.298cm 12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23.297cm 11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23.293cm 9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10471975511966) rotate (1.5707963267949) translate (23.291cm 8.2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frame draw:style-name="gr7" draw:text-style-name="P3" draw:layer="layout" svg:width="1.768cm" svg:height="0.725cm" svg:x="24.1cm" svg:y="12.575cm">
              <draw:text-box>
                <text:p text:style-name="P3"><text:span text:style-name="T2">V-BLK</text:span></text:p>
              </draw:text-box>
            </draw:frame>
            <draw:frame draw:style-name="gr7" draw:text-style-name="P3" draw:layer="layout" svg:width="2.115cm" svg:height="0.725cm" svg:x="24.104cm" svg:y="11.575cm">
              <draw:text-box>
                <text:p text:style-name="P3"><text:span text:style-name="T2">TXO2 -&gt;</text:span></text:p>
              </draw:text-box>
            </draw:frame>
            <draw:frame draw:style-name="gr7" draw:text-style-name="P3" draw:layer="layout" svg:width="2.462cm" svg:height="0.725cm" svg:x="24.104cm" svg:y="10.575cm">
              <draw:text-box>
                <text:p text:style-name="P3"><text:span text:style-name="T2">VIN1 3-5V</text:span></text:p>
              </draw:text-box>
            </draw:frame>
            <draw:frame draw:style-name="gr7" draw:text-style-name="P3" draw:layer="layout" svg:width="1.713cm" svg:height="0.725cm" svg:x="24.204cm" svg:y="9.628cm">
              <draw:text-box>
                <text:p text:style-name="P3"><text:span text:style-name="T2">RXI &lt;-</text:span></text:p>
              </draw:text-box>
            </draw:frame>
            <draw:frame draw:style-name="gr7" draw:text-style-name="P3" draw:layer="layout" svg:width="1.878cm" svg:height="0.725cm" svg:x="24.204cm" svg:y="8.6cm">
              <draw:text-box>
                <text:p text:style-name="P3"><text:span text:style-name="T2">TXO -&gt;</text:span></text:p>
              </draw:text-box>
            </draw:frame>
            <draw:frame draw:style-name="gr7" draw:text-style-name="P3" draw:layer="layout" svg:width="2.068cm" svg:height="0.725cm" svg:x="24.204cm" svg:y="7.6cm">
              <draw:text-box>
                <text:p text:style-name="P3"><text:span text:style-name="T2">RXI2 &lt;- </text:span></text:p>
              </draw:text-box>
            </draw:frame>
          </draw:g>
        </draw:g>
        <draw:g>
          <draw:g>
            <draw:custom-shape draw:style-name="gr1" draw:text-style-name="P1" draw:layer="layout" svg:width="0.9cm" svg:height="0.9cm" svg:x="7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4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5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6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1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8.3cm" svg:y="15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9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0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5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2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3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4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9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6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7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18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2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3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0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svg:x="21.3cm" svg:y="15.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frame draw:style-name="gr7" draw:text-style-name="P3" draw:layer="layout" svg:width="1.442cm" svg:height="0.725cm" draw:transform="rotate (1.5707963267949) translate (5.4cm 17.842cm)">
              <draw:text-box>
                <text:p text:style-name="P3"><text:span text:style-name="T2">GND</text:span></text:p>
              </draw:text-box>
            </draw:frame>
            <draw:frame draw:style-name="gr7" draw:text-style-name="P3" draw:layer="layout" svg:width="1.442cm" svg:height="0.725cm" draw:transform="rotate (1.5707963267949) translate (7.475cm 17.8cm)">
              <draw:text-box>
                <text:p text:style-name="P3"><text:span text:style-name="T2">GND</text:span></text:p>
              </draw:text-box>
            </draw:frame>
            <draw:frame draw:style-name="gr7" draw:text-style-name="P3" draw:layer="layout" svg:width="1.598cm" svg:height="0.725cm" draw:transform="rotate (1.5707963267949) translate (8.375cm 17.8cm)">
              <draw:text-box>
                <text:p text:style-name="P3"><text:span text:style-name="T2">+5VO</text:span></text:p>
              </draw:text-box>
            </draw:frame>
            <draw:frame draw:style-name="gr8" draw:text-style-name="P3" draw:layer="layout" svg:width="1.5cm" svg:height="0.725cm" draw:transform="rotate (1.5707963267949) translate (9.4cm 17.6cm)">
              <draw:text-box>
                <text:p text:style-name="P3"><text:span text:style-name="T2">PB1</text:span></text:p>
              </draw:text-box>
            </draw:frame>
            <draw:frame draw:style-name="gr7" draw:text-style-name="P3" draw:layer="layout" svg:width="1.565cm" svg:height="0.725cm" draw:transform="rotate (1.5707963267949) translate (10.375cm 17.8cm)">
              <draw:text-box>
                <text:p text:style-name="P3"><text:span text:style-name="T2">PC14</text:span></text:p>
              </draw:text-box>
            </draw:frame>
            <draw:frame draw:style-name="gr9" draw:text-style-name="P3" draw:layer="layout" svg:width="1.565cm" svg:height="0.725cm" draw:transform="rotate (1.5707963267949) translate (11.375cm 17.8cm)">
              <draw:text-box>
                <text:p text:style-name="P3"><text:span text:style-name="T2">PC15</text:span></text:p>
              </draw:text-box>
            </draw:frame>
            <draw:frame draw:style-name="gr10" draw:text-style-name="P3" draw:layer="layout" svg:width="1.442cm" svg:height="0.725cm" draw:transform="rotate (1.5707963267949) translate (12.475cm 17.7cm)">
              <draw:text-box>
                <text:p text:style-name="P3"><text:span text:style-name="T2">GND</text:span></text:p>
              </draw:text-box>
            </draw:frame>
            <draw:frame draw:style-name="gr7" draw:text-style-name="P3" draw:layer="layout" svg:width="1.328cm" svg:height="0.725cm" draw:transform="rotate (1.5707963267949) translate (13.475cm 17.528cm)">
              <draw:text-box>
                <text:p text:style-name="P3"><text:span text:style-name="T2">PC0</text:span></text:p>
              </draw:text-box>
            </draw:frame>
            <draw:frame draw:style-name="gr7" draw:text-style-name="P3" draw:layer="layout" svg:width="1.328cm" svg:height="0.725cm" draw:transform="rotate (1.5707963267949) translate (14.375cm 17.6cm)">
              <draw:text-box>
                <text:p text:style-name="P3"><text:span text:style-name="T2">PC1</text:span></text:p>
              </draw:text-box>
            </draw:frame>
            <draw:frame draw:style-name="gr7" draw:text-style-name="P3" draw:layer="layout" svg:width="1.298cm" svg:height="0.725cm" draw:transform="rotate (1.5707963267949) translate (15.475cm 17.498cm)">
              <draw:text-box>
                <text:p text:style-name="P3"><text:span text:style-name="T2">PA1</text:span></text:p>
              </draw:text-box>
            </draw:frame>
            <draw:frame draw:style-name="gr7" draw:text-style-name="P3" draw:layer="layout" svg:width="1.298cm" svg:height="0.725cm" draw:transform="rotate (1.5707963267949) translate (16.475cm 17.598cm)">
              <draw:text-box>
                <text:p text:style-name="P3"><text:span text:style-name="T2">PA0</text:span></text:p>
              </draw:text-box>
            </draw:frame>
            <draw:frame draw:style-name="gr7" draw:text-style-name="P3" draw:layer="layout" svg:width="1.442cm" svg:height="0.725cm" draw:transform="rotate (1.5707963267949) translate (17.475cm 17.742cm)">
              <draw:text-box>
                <text:p text:style-name="P3"><text:span text:style-name="T2">GND</text:span></text:p>
              </draw:text-box>
            </draw:frame>
            <draw:frame draw:style-name="gr7" draw:text-style-name="P3" draw:layer="layout" svg:width="1.328cm" svg:height="0.725cm" draw:transform="rotate (1.5707963267949) translate (18.375cm 17.528cm)">
              <draw:text-box>
                <text:p text:style-name="P3"><text:span text:style-name="T2">PC3</text:span></text:p>
              </draw:text-box>
            </draw:frame>
            <draw:frame draw:style-name="gr7" draw:text-style-name="P3" draw:layer="layout" svg:width="1.328cm" svg:height="0.725cm" draw:transform="rotate (1.5707963267949) translate (19.4cm 17.628cm)">
              <draw:text-box>
                <text:p text:style-name="P3"><text:span text:style-name="T2">PC4</text:span></text:p>
              </draw:text-box>
            </draw:frame>
            <draw:frame draw:style-name="gr7" draw:text-style-name="P3" draw:layer="layout" svg:width="1.328cm" svg:height="0.725cm" draw:transform="rotate (1.5707963267949) translate (20.375cm 17.528cm)">
              <draw:text-box>
                <text:p text:style-name="P3"><text:span text:style-name="T2">PC5</text:span></text:p>
              </draw:text-box>
            </draw:frame>
            <draw:frame draw:style-name="gr7" draw:text-style-name="P3" draw:layer="layout" svg:width="1.328cm" svg:height="0.725cm" draw:transform="rotate (1.5707963267949) translate (21.4cm 17.6cm)">
              <draw:text-box>
                <text:p text:style-name="P3"><text:span text:style-name="T2">PC9</text:span></text:p>
              </draw:text-box>
            </draw:frame>
            <draw:frame draw:style-name="gr7" draw:text-style-name="P3" draw:layer="layout" svg:width="1.298cm" svg:height="0.725cm" draw:transform="rotate (1.5707963267949) translate (22.4cm 17.698cm)">
              <draw:text-box>
                <text:p text:style-name="P3"><text:span text:style-name="T2">PA8</text:span></text:p>
              </draw:text-box>
            </draw:frame>
            <draw:frame draw:style-name="gr7" draw:text-style-name="P3" draw:layer="layout" svg:width="1.442cm" svg:height="0.725cm" draw:transform="rotate (1.5707963267949) translate (23.475cm 17.8cm)">
              <draw:text-box>
                <text:p text:style-name="P3"><text:span text:style-name="T2">GND</text:span></text:p>
              </draw:text-box>
            </draw:frame>
            <draw:frame draw:style-name="gr7" draw:text-style-name="P3" draw:layer="layout" svg:width="1.975cm" svg:height="0.725cm" draw:transform="rotate (1.5707963267949) translate (4.4cm 18.3cm)">
              <draw:text-box>
                <text:p text:style-name="P3"><text:span text:style-name="T2">VIDI+VI</text:span></text:p>
              </draw:text-box>
            </draw:frame>
            <draw:frame draw:style-name="gr11" draw:text-style-name="P3" draw:layer="layout" svg:width="2.217cm" svg:height="0.726cm" draw:transform="rotate (1.5707963267949) translate (6.474cm 18.4cm)">
              <draw:text-box draw:corner-radius="1.995cm">
                <text:p text:style-name="P3"><text:span text:style-name="T2">VIDO+VI</text:span></text:p>
              </draw:text-box>
            </draw:frame>
          </draw:g>
        </draw:g>
        <draw:g>
          <draw:g>
            <draw:custom-shape draw:style-name="gr1" draw:text-style-name="P1" draw:layer="layout" svg:width="0.9cm" svg:height="0.9cm" draw:transform="skewX (0.00226892802759263) rotate (1.5707963267949) translate (4.295cm 13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4.293cm 12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4.291cm 11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10471975511966) rotate (1.5707963267949) translate (4.296cm 14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10471975511966) rotate (1.5707963267949) translate (4.289cm 10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5.598cm 13.09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5.596cm 12.09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9cm" svg:height="0.9cm" draw:transform="skewX (0.00226892802759263) rotate (1.5707963267949) translate (5.6cm 14.09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frame draw:style-name="gr4" draw:text-style-name="P4" draw:layer="layout" svg:width="1.442cm" svg:height="0.725cm" svg:x="2.732cm" svg:y="13.3cm">
              <draw:text-box>
                <text:p text:style-name="P4"><text:span text:style-name="T1">GND</text:span></text:p>
              </draw:text-box>
            </draw:frame>
            <draw:frame draw:style-name="gr7" draw:layer="layout" svg:width="1.675cm" svg:height="0.725cm" svg:x="2.574cm" svg:y="9.2cm">
              <draw:text-box>
                <text:p><text:span text:style-name="T3">AUDL</text:span></text:p>
              </draw:text-box>
            </draw:frame>
            <draw:frame draw:style-name="gr7" draw:text-style-name="P5" draw:layer="layout" svg:width="1.721cm" svg:height="0.725cm" svg:x="2.553cm" svg:y="10.125cm">
              <draw:text-box>
                <text:p text:style-name="P5"><text:span text:style-name="T2">AUDR</text:span></text:p>
              </draw:text-box>
            </draw:frame>
            <draw:frame draw:style-name="gr7" draw:text-style-name="P5" draw:layer="layout" svg:width="1.539cm" svg:height="0.725cm" svg:x="2.674cm" svg:y="11.2cm">
              <draw:text-box>
                <text:p text:style-name="P5"><text:span text:style-name="T2">VIDO</text:span></text:p>
              </draw:text-box>
            </draw:frame>
            <draw:frame draw:style-name="gr7" draw:text-style-name="P3" draw:layer="layout" svg:width="2.399cm" svg:height="0.725cm" svg:x="1.8cm" svg:y="12.261cm">
              <draw:text-box>
                <text:p text:style-name="P3"><text:span text:style-name="T2">VIDO+VO</text:span></text:p>
              </draw:text-box>
            </draw:frame>
            <draw:frame draw:style-name="gr4" draw:text-style-name="P4" draw:layer="layout" svg:width="1.442cm" svg:height="0.725cm" svg:x="6.474cm" svg:y="13.225cm">
              <draw:text-box>
                <text:p text:style-name="P4"><text:span text:style-name="T1">GND</text:span></text:p>
              </draw:text-box>
            </draw:frame>
            <draw:frame draw:style-name="gr7" draw:text-style-name="P3" draw:layer="layout" svg:width="2.187cm" svg:height="0.725cm" svg:x="6.487cm" svg:y="12.3cm">
              <draw:text-box>
                <text:p text:style-name="P3"><text:span text:style-name="T2">VIDI+VO</text:span></text:p>
              </draw:text-box>
            </draw:frame>
            <draw:frame draw:style-name="gr7" draw:text-style-name="P3" draw:layer="layout" svg:width="1.328cm" svg:height="0.725cm" svg:x="6.474cm" svg:y="11.325cm">
              <draw:text-box>
                <text:p text:style-name="P3"><text:span text:style-name="T2">VIDI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5-07-19T12:50:13</meta:creation-date>
    <dc:date>2015-07-19T15:45:11</dc:date>
    <dc:creator>Andy </dc:creator>
    <meta:editing-duration>PT2H39M48S</meta:editing-duration>
    <meta:editing-cycles>27</meta:editing-cycles>
    <meta:generator>LibreOffice/3.5$Linux_x86 LibreOffice_project/350m1$Build-2</meta:generator>
    <meta:document-statistic meta:object-count="129"/>
  </office:meta>
</office:document-meta>
</file>